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list-style-name="L1">
      <style:paragraph-properties fo:line-height="200%"/>
    </style:style>
    <style:style style:name="P3" style:family="paragraph" style:parent-style-name="Standard" style:list-style-name="L2">
      <style:paragraph-properties fo:line-height="200%"/>
    </style:style>
    <style:style style:name="P4" style:family="paragraph" style:parent-style-name="Standard">
      <style:paragraph-properties fo:line-height="200%"/>
      <style:text-properties fo:font-variant="normal" fo:text-transform="none" fo:color="#222222" style:font-name="Times New Roman" fo:font-size="12pt" fo:letter-spacing="normal" fo:font-style="normal" fo:font-weight="normal" style:font-size-asian="12pt" style:font-size-complex="12pt"/>
    </style:style>
    <style:style style:name="P5" style:family="paragraph" style:parent-style-name="Standard">
      <style:paragraph-properties fo:line-height="200%"/>
      <style:text-properties fo:font-size="18pt" fo:font-weight="bold" style:font-size-asian="18pt" style:font-weight-asian="bold" style:font-size-complex="18pt" style:font-weight-complex="bold"/>
    </style:style>
    <style:style style:name="P6"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fo:line-height="200%"/>
      <style:text-properties fo:font-size="12pt" fo:font-weight="bold" style:font-size-asian="12pt" style:font-weight-asian="bold" style:font-size-complex="12pt" style:font-weight-complex="bold"/>
    </style:style>
    <style:style style:name="P8" style:family="paragraph" style:parent-style-name="Standard">
      <style:paragraph-properties fo:line-height="200%"/>
      <style:text-properties fo:font-size="12pt" fo:font-weight="normal" style:font-size-asian="12pt" style:font-weight-asian="normal" style:font-size-complex="12pt" style:font-weight-complex="normal"/>
    </style:style>
    <style:style style:name="T1" style:family="text">
      <style:text-properties fo:font-variant="normal" fo:text-transform="none" fo:color="#222222"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Verdana" fo:font-size="9pt" fo:letter-spacing="normal" fo:font-style="normal" fo:font-weight="bold"/>
    </style:style>
    <style:style style:name="T3" style:family="text">
      <style:text-properties style:font-name="Times New Roman" fo:font-size="12pt" style:font-size-asian="12pt" style:font-size-complex="12pt"/>
    </style:style>
    <style:style style:name="T4"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ITC 211 Systems Analysis</text:p>
      <text:p text:style-name="P6"/>
      <text:p text:style-name="P6">Fintan Guckian</text:p>
      <text:p text:style-name="P6"/>
      <text:p text:style-name="P6">SID 11630129</text:p>
      <text:p text:style-name="P6"/>
      <text:p text:style-name="P6">Assignment 1: Understanding the problem</text:p>
      <text:p text:style-name="P6"/>
      <text:p text:style-name="P5"/>
      <text:p text:style-name="P5"/>
      <text:p text:style-name="P5"/>
      <text:p text:style-name="P5"/>
      <text:p text:style-name="P5"/>
      <text:p text:style-name="P5"/>
      <text:p text:style-name="P5"/>
      <text:p text:style-name="P5"/>
      <text:p text:style-name="P5"><text:soft-page-break/>Problem Description</text:p>
      <text:p text:style-name="P1"/>
      <text:p text:style-name="P1">Depression, anxiety and suicide are among the most distressing problems facing young people in Australia. For many, discussing feelings of depression or thoughts of self harm is taboo. Worse still is that some who seek help quickly become tired when they find themselves having to retell from the beginning painful and embarrassing descriptions of their illness to the many professionals involved in trying to help them. A worrying trend is that patients tend to become more taciturn with each new face. Instead of feeling like they are making progress, it feels like ground hog day. <text:s/>Inhibiting the ability of health care workers to do such important work by frustrating the patient into silence should not be one more problem for the system to deal with. </text:p>
      <text:p text:style-name="P1"/>
      <text:p text:style-name="P1">Headspace is one of Australia's' leading youth mental health initiatives. Founded in 2006 to work specifically with people aged 12-25, its range of professionals includes<text:span text:style-name="T3"> </text:span><text:span text:style-name="T1">doctors, psychologists, social workers, occupational therapists, nurses, youth workers, counsellors and alcohol and drug workers (Headspace, 2012, para. 2). Despite having such variety of skilled professionals at its disposal Headspace has come to find that rather than the whole being greater than the sum of its parts, each new professional is unprepared to build on their collegues work and so the patient must begin afresh each time the encounter a new professional. The time wasted <text:s/>in the many fruitless retellings causes a considerable strain of the organisations resources but this can't compare to the potential human cost of an unsuccessful treatment. That we should loose any precious young life to suicide because of an ineffective inter-professional communications system can only be described as an absolutely senseless waste.</text:span></text:p>
      <text:p text:style-name="P4"/>
      <text:p text:style-name="P1"><text:span text:style-name="T1">The aim head space has set for this project is to create a system that enables easy and effective communication between professionals. </text:span>It is recommended that a new system be designed that captures the patients basic 'story' the first time it is told to someone in the organization. This story <text:soft-page-break/>should capture all the important details of the case and be easily and quickly understood by all head space professionals involved in the case. These professionals should then be able to easily add their own details. These contributions will come together to produce a richer narrative, one that will help those involved in the case understand the patient better. The hope is that they may glimmer an insight into the patients condition that could prove itself to be the key to their recovery.</text:p>
      <text:p text:style-name="P1"/>
      <text:p text:style-name="P5">System Capabilities</text:p>
      <text:p text:style-name="P1"/>
      <text:p text:style-name="P1">This document offers a basic guide to the capabilities of the new system. The details of the system will be described in later documents. The new system should be capable of:</text:p>
      <text:list xml:id="list2600472197202179162" text:style-name="L1">
        <text:list-item>
          <text:p text:style-name="P2">Creating a profile for each new patient that is initiated with a description of the patient case details during the meeting between the patient and their first point of contact within the organization.</text:p>
          <text:list>
            <text:list-item>
              <text:p text:style-name="P2"><text:s/>Make initiating patient story simple</text:p>
            </text:list-item>
            <text:list-item>
              <text:p text:style-name="P2">Allow easy navigation </text:p>
            </text:list-item>
            <text:list-item>
              <text:p text:style-name="P2">Communicate important details quickly</text:p>
            </text:list-item>
            <text:list-item>
              <text:p text:style-name="P2">Allow contributions from all involved professionals</text:p>
            </text:list-item>
            <text:list-item>
              <text:p text:style-name="P2">Allow professionals to highlight quotes or descriptions that they feel reveals something important about the patients case </text:p>
            </text:list-item>
            <text:list-item>
              <text:p text:style-name="P2">Allow professionals to track a patients progress over time and to see significant events with the events that lead up to them</text:p>
            </text:list-item>
            <text:list-item>
              <text:p text:style-name="P2">Allow room for discussion between professionals</text:p>
            </text:list-item>
          </text:list>
        </text:list-item>
        <text:list-item>
          <text:p text:style-name="P2">Protecting patient confidentiality </text:p>
          <text:list>
            <text:list-item>
              <text:p text:style-name="P2">Allow access by authorised professionals only</text:p>
            </text:list-item>
          </text:list>
        </text:list-item>
        <text:list-item>
          <text:p text:style-name="P2">Training professionals to use the system effectively</text:p>
          <text:list>
            <text:list-item>
              <text:p text:style-name="P2"><text:soft-page-break/>Create a culture in which professionals take pride in their ability to convey effective case details</text:p>
            </text:list-item>
            <text:list-item>
              <text:p text:style-name="P2">Help professionals to see themselves as part of a team working together to help the patient</text:p>
            </text:list-item>
            <text:list-item>
              <text:p text:style-name="P2">Make all professionals in contact with the vulnerable youth fee like their contributions are important (i.e., a social worker or a nurse should feel like their contributions are just as important as those by a doctor or psychiatrist)</text:p>
            </text:list-item>
          </text:list>
        </text:list-item>
      </text:list>
      <text:p text:style-name="P1"/>
      <text:p text:style-name="P1"><text:span text:style-name="T4">Business Benefits</text:span></text:p>
      <text:p text:style-name="P7"/>
      <text:p text:style-name="P1">The main benefits of implementing this new system will be to deliver a more effective service to young people with mental health issues and to save time and energy of the organizations mental health professionals. The specific benefits include:</text:p>
      <text:p text:style-name="P1"/>
      <text:list xml:id="list8696468487245681141" text:style-name="L2">
        <text:list-item>
          <text:p text:style-name="P3">Increasing the effectiveness of communication between health workers and patients</text:p>
        </text:list-item>
        <text:list-item>
          <text:p text:style-name="P3">Increasing the effectiveness of communication between health workers themselves</text:p>
        </text:list-item>
        <text:list-item>
          <text:p text:style-name="P3">Providing a more comfortable experience for patients</text:p>
        </text:list-item>
        <text:list-item>
          <text:p text:style-name="P3">Making the patient feel like they are making progress</text:p>
        </text:list-item>
        <text:list-item>
          <text:p text:style-name="P3">Eliminating the tedious need of the patient to retell their story </text:p>
        </text:list-item>
        <text:list-item>
          <text:p text:style-name="P3">Allowing more constructive use of resources</text:p>
        </text:list-item>
        <text:list-item>
          <text:p text:style-name="P3">Allowing more efficient use of resources</text:p>
        </text:list-item>
        <text:list-item>
          <text:p text:style-name="P3">Encouraging professionals to work collaboratively</text:p>
        </text:list-item>
        <text:list-item>
          <text:p text:style-name="P3">Providing professionals with insights gleamed by specialists from other fields</text:p>
        </text:list-item>
      </text:list>
      <text:p text:style-name="P1"/>
      <text:p text:style-name="P1"/>
      <text:p text:style-name="P1"><text:soft-page-break/><text:span text:style-name="T4">References</text:span></text:p>
      <text:p text:style-name="P7"><text:span text:style-name="Strong_20_Emphasis"><text:span text:style-name="T2"/></text:span></text:p>
      <text:p text:style-name="P8">Satzinger, J.W., Jackson, R.B., &amp; Burd, S.D. (2012). Introduction to System Analysis and Design: An Agile, Iterative Approach, 6e. Delhi: Course Technology, a part of Cengage Learning</text:p>
      <text:p text:style-name="P7"><text:s/></text:p>
      <text:p text:style-name="P8">Headspace. (2012) How Headspace can help. Retrived from https://web.archive.org/web/20120227171940/http://www.headspace.org.au/media/258650/how%20headspace%20can%20help%20%20fa%20web.pdf</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7-19T21:00:38.81</meta:creation-date>
    <meta:editing-duration>PT4H28M35S</meta:editing-duration>
    <meta:editing-cycles>13</meta:editing-cycles>
    <meta:generator>OpenOffice/4.1.1$Win32 OpenOffice.org_project/411m6$Build-9775</meta:generator>
    <meta:initial-creator>sa s</meta:initial-creator>
    <dc:date>2017-07-30T12:02:43.57</dc:date>
    <dc:creator>sa s</dc:creator>
    <meta:document-statistic meta:table-count="0" meta:image-count="0" meta:object-count="0" meta:page-count="5" meta:paragraph-count="39" meta:word-count="814" meta:character-count="5259"/>
  </office:meta>
</office:document-meta>
</file>